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0000"/>
    </style:style>
    <style:style style:name="P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  <style:text-properties fo:background-color="#000000"/>
    </style:style>
    <style:style style:name="T1" style:family="text"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fo:margin-left="0in" fo:margin-right="0in" style:editable="false">
        <style:columns fo:column-count="2" fo:column-gap="0in">
          <style:column style:rel-width="5715*" fo:start-indent="0in" fo:end-indent="0in"/>
          <style:column style:rel-width="571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section text:style-name="Sect1" text:name="Section1">
            <text:section text:style-name="Sect1" text:name="Section2">
              <text:section text:style-name="Sect1" text:name="Section3">
                <text:section text:style-name="Sect2" text:name="Section4">
                  <text:section text:style-name="Sect2" text:name="Section5">
                    <text:section text:style-name="Sect2" text:name="Section6">
                      <text:p text:style-name="Preformatted_20_Text"><text:span text:style-name="T1">C D <text:s/>C D <text:s/>CDDDDDDD</text:span></text:p>
                      <text:p text:style-name="Preformatted_20_Text"/>
                      <text:p text:style-name="P1"><text:s text:c="3"/>G <text:s text:c="18"/>D</text:p>
                      <text:p text:style-name="P1">Oh yeah, I'll tell you something,</text:p>
                      <text:p text:style-name="P1">Em <text:s text:c="17"/>B7</text:p>
                      <text:p text:style-name="P1">I think you'll understand.</text:p>
                      <text:p text:style-name="P1"><text:s text:c="5"/>G <text:s text:c="12"/>D</text:p>
                      <text:p text:style-name="P1">When I'll say that something</text:p>
                      <text:p text:style-name="P1">Em <text:s text:c="17"/>B7</text:p>
                      <text:p text:style-name="P1">I want to hold your hand,</text:p>
                      <text:p text:style-name="P1">C <text:s text:c="8"/>D <text:s text:c="8"/>G <text:s text:c="3"/>Em</text:p>
                      <text:p text:style-name="P1">I want to hold your hand,</text:p>
                      <text:p text:style-name="P1">C <text:s text:c="8"/>D <text:s text:c="8"/>G</text:p>
                      <text:p text:style-name="P1">I want to hold your hand.</text:p>
                      <text:p text:style-name="Preformatted_20_Text"/>
                      <text:p text:style-name="P1"><text:s text:c="3"/>G <text:s text:c="13"/>D</text:p>
                      <text:p text:style-name="P1">Oh please, say to me</text:p>
                      <text:p text:style-name="P1">Em <text:s text:c="19"/>B7</text:p>
                      <text:p text:style-name="P1">You'll let me be your man</text:p>
                      <text:p text:style-name="P1"><text:s text:c="4"/>G <text:s text:c="13"/>D</text:p>
                      <text:p text:style-name="P1">And please, say to me</text:p>
                      <text:p text:style-name="P1">Em <text:s text:c="21"/>B7</text:p>
                      <text:p text:style-name="P1">You'll let me hold your hand.</text:p>
                      <text:p text:style-name="P1">C <text:s text:c="9"/>D <text:s text:c="8"/>G <text:s text:c="2"/>Em</text:p>
                      <text:p text:style-name="P1">Now let me hold your hand,</text:p>
                      <text:p text:style-name="P1">C <text:s text:c="8"/>D <text:s text:c="8"/>G</text:p>
                      <text:p text:style-name="P1">I want to hold your hand.</text:p>
                      <text:p text:style-name="Preformatted_20_Text"/>
                      <text:p text:style-name="P1">Dm <text:s text:c="8"/>G <text:s text:c="15"/>C <text:s text:c="6"/>Am</text:p>
                      <text:p text:style-name="P1">And when I touch you I feel happy inside.</text:p>
                      <text:p text:style-name="P1">Dm <text:s text:c="9"/>G <text:s text:c="14"/>C</text:p>
                      <text:p text:style-name="P1">It's such a feeling that my love</text:p>
                      <text:p text:style-name="P1"><text:s text:c="8"/>D <text:s text:c="4"/>C <text:s text:c="6"/>D <text:s text:c="4"/>C <text:s text:c="6"/>D DDDDD</text:p>
                      <text:p text:style-name="P1">I can't hide, I can't hide, I can't hide.</text:p>
                      <text:p text:style-name="Preformatted_20_Text"/>
                      <text:p text:style-name="P1"><text:s text:c="4"/>G <text:s text:c="12"/>D</text:p>
                      <text:p text:style-name="P1">Yeh you, got that something,</text:p>
                      <text:p text:style-name="P1">Em <text:s text:c="17"/>B7</text:p>
                      <text:p text:style-name="P1">I think you'll understand.</text:p>
                      <text:p text:style-name="P1"><text:s text:c="5"/>G <text:s text:c="12"/>D</text:p>
                      <text:p text:style-name="P1">When I'll say that something</text:p>
                      <text:p text:style-name="P1">Em <text:s text:c="17"/>B7</text:p>
                      <text:p text:style-name="P1">I want to hold your hand,</text:p>
                      <text:p text:style-name="P1">C <text:s text:c="8"/>D <text:s text:c="8"/>G <text:s text:c="3"/>Em</text:p>
                      <text:p text:style-name="P1">I want to hold your hand,</text:p>
                      <text:p text:style-name="P1">C <text:s text:c="8"/>D <text:s text:c="8"/>G</text:p>
                      <text:p text:style-name="P1">I want to hold your hand.</text:p>
                      <text:p text:style-name="Preformatted_20_Text"/>
                      <text:p text:style-name="P1">Dm <text:s text:c="8"/>G <text:s text:c="15"/>C <text:s text:c="6"/>Am</text:p>
                      <text:p text:style-name="P1">And when I touch you I feel happy inside.</text:p>
                      <text:p text:style-name="P1">Dm <text:s text:c="9"/>G <text:s text:c="14"/>C</text:p>
                      <text:p text:style-name="P1">It's such a feeling that my love</text:p>
                      <text:p text:style-name="P1"><text:s text:c="8"/>D <text:s text:c="4"/>C <text:s text:c="6"/>D <text:s text:c="4"/>C <text:s text:c="6"/>D DDDDD</text:p>
                      <text:p text:style-name="P1">I can't hide, I can't hide, I can't hide.</text:p>
                      <text:p text:style-name="Preformatted_20_Text"/>
                      <text:p text:style-name="P1"><text:s text:c="4"/>G <text:s text:c="12"/>D</text:p>
                      <text:p text:style-name="P1">Yeh you, got that something,</text:p>
                      <text:p text:style-name="P1">Em <text:s text:c="17"/>B7</text:p>
                      <text:p text:style-name="P1">I think you'll understand.</text:p>
                      <text:p text:style-name="P1"><text:s text:c="5"/>G <text:s text:c="12"/>D</text:p>
                      <text:p text:style-name="P1">When I'll say that something</text:p>
                      <text:p text:style-name="P1">Em <text:s text:c="17"/>B7</text:p>
                      <text:p text:style-name="P1">I want to hold your hand,</text:p>
                      <text:p text:style-name="P1">C <text:s text:c="8"/>D <text:s text:c="8"/>G <text:s text:c="3"/>Em</text:p>
                      <text:p text:style-name="P1">I want to hold your hand,</text:p>
                      <text:p text:style-name="P1">C <text:s text:c="8"/>D <text:s text:c="8"/>B7</text:p>
                      <text:p text:style-name="P1">I want to hold your hand.</text:p>
                      <text:p text:style-name="Preformatted_20_Text"/>
                      <text:p text:style-name="P1">C <text:s text:c="8"/>D <text:s text:c="8"/>C G</text:p>
                      <text:p text:style-name="P3">I want to hold your hand</text:p>
                    </text:section>
                  </text:section>
                  <text:p text:style-name="Preformatted_20_Text"><text:span text:style-name="T1"/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I Want To Hold Your Hand - Beatle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3-11T19:22:24.25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64" meta:word-count="290" meta:character-count="1706"/>
  </office:meta>
</office:document-meta>
</file>